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46.94pt" svg:y="0pt">
            <draw:object draw:notify-on-update-of-ranges="Sheet1.B1:Sheet1.B1 Sheet1.B2:Sheet1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2]-[.D11])/[.D12]" office:value-type="float" office:value="-0.333333333333332" calcext:value-type="float">
            <text:p>-0.333333333333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3]-[.D11])/[.D12]" office:value-type="float" office:value="-0.333333333333332" calcext:value-type="float">
            <text:p>-0.333333333333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4]-[.D11])/[.D12]" office:value-type="float" office:value="-0.333333333333332" calcext:value-type="float">
            <text:p>-0.333333333333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5]-[.D13])/[.D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6]-[.D15])/[.D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7]-[.D15])/[.D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8]-[.D17])/[.D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9]-[.D17])/[.D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D10]-[.D11])/[.D12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AVERAGE([.D2:.D10])" office:value-type="float" office:value="5.11111111111111" calcext:value-type="float">
            <text:p>5.111111111111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STDEV([.D2:.D10]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53.51pt" svg:height="255.09pt" svg:x="286.16pt" svg:y="14.88pt">
            <draw:object draw:notify-on-update-of-ranges="Sheet2.B1:Sheet2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64" calcext:value-type="float">
            <text:p>83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3" calcext:value-type="float">
            <text:p>5463</text:p>
          </table:table-cell>
          <table:table-cell table:formula="of:=[.B1]-[.B2]"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8" calcext:value-type="float">
            <text:p>4278</text:p>
          </table:table-cell>
          <table:table-cell table:formula="of:=[.B2]-[.B3]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50" calcext:value-type="float">
            <text:p>3650</text:p>
          </table:table-cell>
          <table:table-cell table:formula="of:=[.B3]-[.B4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77" calcext:value-type="float">
            <text:p>3177</text:p>
          </table:table-cell>
          <table:table-cell table:formula="of:=[.B4]-[.B5]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66" calcext:value-type="float">
            <text:p>2866</text:p>
          </table:table-cell>
          <table:table-cell table:formula="of:=[.B5]-[.B6]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74" calcext:value-type="float">
            <text:p>2574</text:p>
          </table:table-cell>
          <table:table-cell table:formula="of:=[.B6]-[.B7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90" calcext:value-type="float">
            <text:p>2390</text:p>
          </table:table-cell>
          <table:table-cell table:formula="of:=[.B7]-[.B8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60" calcext:value-type="float">
            <text:p>2260</text:p>
          </table:table-cell>
          <table:table-cell table:formula="of:=[.B8]-[.B9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0" calcext:value-type="float">
            <text:p>2120</text:p>
          </table:table-cell>
          <table:table-cell table:formula="of:=[.B9]-[.B10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table:formula="of:=[.B10]-[.B11]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24" calcext:value-type="float">
            <text:p>1924</text:p>
          </table:table-cell>
          <table:table-cell table:formula="of:=[.B11]-[.B12]"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21:06:30.592204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5:32:06.774942422</meta:creation-date>
    <dc:date>2018-06-15T00:14:34.610672756</dc:date>
    <meta:editing-duration>PT3H23M23S</meta:editing-duration>
    <meta:editing-cycles>5</meta:editing-cycles>
    <meta:generator>LibreOffice/6.0.3.2$Linux_X86_64 LibreOffice_project/00m0$Build-2</meta:generator>
    <meta:document-statistic meta:table-count="2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4cm" style:legend-expansion="high" chart:style-name="ch2"/>
        <chart:plot-area chart:style-name="ch3" table:cell-range-address="Sheet2.B1:Sheet2.B12" svg:x="0.32cm" svg:y="0.18cm" svg:width="12.508cm" svg:height="8.64cm">
          <chartooo:coordinate-region svg:x="1.312cm" svg:y="0.34cm" svg:width="11.329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64">
                <text:p>8364</text:p>
                <draw:g>
                  <svg:desc>Sheet2.B1:Sheet2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4">
                <text:p>1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4.24cm" style:legend-expansion="high" chart:style-name="ch2"/>
        <chart:plot-area chart:style-name="ch3" table:cell-range-address="Sheet1.B1:Sheet1.B19" chart:data-source-has-labels="row" svg:x="0.32cm" svg:y="0.18cm" svg:width="13.328cm" svg:height="8.64cm">
          <chartooo:coordinate-region svg:x="1.312cm" svg:y="0.34cm" svg:width="12.149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9" chart:label-cell-address="Sheet1.B1:Sheet1.B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0">
                <text:p>4010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7">
                <text:p>3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